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TimesNewRomanPS-BoldMT" svg:font-family="TimesNewRomanPS-BoldMT" style:font-family-generic="roma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4.001cm" style:rel-column-width="16383*"/>
    </style:style>
    <style:style style:name="Table1.D" style:family="table-column">
      <style:table-column-properties style:column-width="4.00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c60b" officeooo:paragraph-rsid="0000c60b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font-name="TimesNewRomanPS-BoldMT" fo:font-size="17pt" fo:letter-spacing="normal" style:text-underline-style="none" fo:font-weight="bold" officeooo:rsid="0000c60b" officeooo:paragraph-rsid="0000c60b" style:letter-kerning="false" style:font-size-asian="17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font-name="TimesNewRomanPS-BoldMT" fo:font-size="17pt" fo:letter-spacing="normal" style:text-underline-style="none" fo:font-weight="bold" officeooo:rsid="00055942" officeooo:paragraph-rsid="00055942" style:letter-kerning="false" style:font-size-asian="17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font-name="Helvetica-Bold" fo:font-size="10pt" fo:letter-spacing="normal" style:text-underline-style="none" fo:font-weight="bold" style:letter-kerning="false" style:font-size-asian="10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font-name="Helvetica" fo:font-size="10pt" fo:letter-spacing="normal" style:text-underline-style="none" style:letter-kerning="false" style:font-size-asian="10pt"/>
    </style:style>
    <style:style style:name="P6" style:family="paragraph" style:parent-style-name="Standard">
      <style:paragraph-properties fo:text-align="center" style:justify-single-word="false"/>
      <style:text-properties fo:color="#800000" style:text-outline="false" style:font-name="TimesNewRomanPS-BoldMT" fo:font-size="10pt" fo:letter-spacing="normal" fo:font-style="italic" style:text-underline-style="none" fo:font-weight="normal" officeooo:rsid="00042062" officeooo:paragraph-rsid="00042062" style:letter-kerning="fals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0000" style:text-outline="false" style:font-name="TimesNewRomanPS-BoldMT" fo:font-size="17pt" fo:letter-spacing="normal" style:text-underline-style="none" fo:font-weight="bold" officeooo:rsid="0000c60b" officeooo:paragraph-rsid="0000c60b" style:letter-kerning="false" style:font-size-asian="17pt" style:font-weight-asian="bold"/>
    </style:style>
    <style:style style:name="T1" style:family="text">
      <style:text-properties officeooo:rsid="0002d377"/>
    </style:style>
    <style:style style:name="T2" style:family="text">
      <style:text-properties officeooo:rsid="0005a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{t(Canada Products)}</text:p>
      <text:p text:style-name="P3"><text:s/></text:p>
      <text:p text:style-name="P6">{t(I've an Idea : Revenues <text:span text:style-name="T2">&gt;=</text:span> Sales)}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{t(productName)}</text:p>
          </table:table-cell>
          <table:table-cell table:style-name="Table1.A1" office:value-type="string">
            <text:p text:style-name="P4">{t(<text:span text:style-name="T1">q</text:span>ty)}</text:p>
          </table:table-cell>
          <table:table-cell table:style-name="Table1.A1" office:value-type="string">
            <text:p text:style-name="P4">{t(<text:span text:style-name="T1">u</text:span>nitPrice)}</text:p>
          </table:table-cell>
          <table:table-cell table:style-name="Table1.D1" office:value-type="string">
            <text:p text:style-name="P4">{t(total)}</text:p>
          </table:table-cell>
        </table:table-row>
        <table:table-row>
          <table:table-cell table:style-name="Table1.A2" office:value-type="string">
            <text:p text:style-name="P5">{d[i].name}</text:p>
          </table:table-cell>
          <table:table-cell table:style-name="Table1.A2" office:value-type="string">
            <text:p text:style-name="P5">{d[i].qty}</text:p>
          </table:table-cell>
          <table:table-cell table:style-name="Table1.A2" office:value-type="string">
            <text:p text:style-name="P5">{d[i].price}</text:p>
          </table:table-cell>
          <table:table-cell table:style-name="Table1.D2" office:value-type="string">
            <text:p text:style-name="P5">{d[i].total}</text:p>
          </table:table-cell>
        </table:table-row>
        <table:table-row>
          <table:table-cell table:style-name="Table1.A2" office:value-type="string">
            <text:p text:style-name="P5">{d[i+1].name}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TimesNewRomanPS-BoldMT" svg:font-family="TimesNewRomanPS-BoldMT" style:font-family-generic="roma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tal Bezagu</meta:initial-creator>
    <meta:editing-cycles>6</meta:editing-cycles>
    <meta:creation-date>2013-04-03T07:58:00</meta:creation-date>
    <dc:date>2014-05-06T17:22:18.573888000</dc:date>
    <meta:editing-duration>PT5M15S</meta:editing-duration>
    <meta:generator>LibreOffice/4.2.3.2$MacOSX_X86_64 LibreOffice_project/7c5c769e412afd32da4d946d2cb0c8b0674e95e0</meta:generator>
    <meta:document-statistic meta:table-count="1" meta:image-count="0" meta:object-count="0" meta:page-count="1" meta:paragraph-count="12" meta:word-count="18" meta:character-count="164" meta:non-whitespace-character-count="1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